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eg height</text:p>
          </table:table-cell>
          <table:table-cell office:value-type="string" calcext:value-type="string">
            <text:p>Neg width</text:p>
          </table:table-cell>
          <table:table-cell office:value-type="string" calcext:value-type="string">
            <text:p>Pos height</text:p>
          </table:table-cell>
          <table:table-cell office:value-type="string" calcext:value-type="string">
            <text:p>Pos width</text:p>
          </table:table-cell>
          <table:table-cell office:value-type="string" calcext:value-type="string">
            <text:p>NEW FEED :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1" calcext:value-type="float">
            <text:p>30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2" calcext:value-type="float">
            <text:p>32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1" calcext:value-type="float">
            <text:p>3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3" calcext:value-type="float">
            <text:p>3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8" calcext:value-type="float">
            <text:p>35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2" calcext:value-type="float">
            <text:p>36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4" calcext:value-type="float">
            <text:p>4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6" calcext:value-type="float">
            <text:p>41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0" calcext:value-type="float">
            <text:p>4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6" calcext:value-type="float">
            <text:p>42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7" calcext:value-type="float">
            <text:p>4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2" calcext:value-type="float">
            <text:p>4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8" calcext:value-type="float">
            <text:p>43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1" calcext:value-type="float">
            <text:p>4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2" calcext:value-type="float">
            <text:p>4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5" calcext:value-type="float">
            <text:p>45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9" calcext:value-type="float">
            <text:p>45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9" calcext:value-type="float">
            <text:p>46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2" calcext:value-type="float">
            <text:p>47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2" calcext:value-type="float">
            <text:p>47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5" calcext:value-type="float">
            <text:p>47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9" calcext:value-type="float">
            <text:p>48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8" calcext:value-type="float">
            <text:p>49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7" calcext:value-type="float">
            <text:p>50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9" calcext:value-type="float">
            <text:p>50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4" calcext:value-type="float">
            <text:p>52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1" calcext:value-type="float">
            <text:p>53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4" calcext:value-type="float">
            <text:p>534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6" calcext:value-type="float">
            <text:p>566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1" calcext:value-type="float">
            <text:p>581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6" calcext:value-type="float">
            <text:p>636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1" calcext:value-type="float">
            <text:p>701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6" calcext:value-type="float">
            <text:p>706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1" calcext:value-type="float">
            <text:p>731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3" calcext:value-type="float">
            <text:p>753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65" calcext:value-type="float">
            <text:p>765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1" calcext:value-type="float">
            <text:p>82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2" calcext:value-type="float">
            <text:p>84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4" calcext:value-type="float">
            <text:p>86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2" calcext:value-type="float">
            <text:p>87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74" calcext:value-type="float">
            <text:p>97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9" calcext:value-type="float">
            <text:p>108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93" calcext:value-type="float">
            <text:p>109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98" calcext:value-type="float">
            <text:p>1098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5" calcext:value-type="float">
            <text:p>124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AVERAGE([.A2:.A260])" office:value-type="float" office:value="56.8687258687259" calcext:value-type="float">
            <text:p>56.8687258687259</text:p>
          </table:table-cell>
          <table:table-cell table:formula="of:=AVERAGE([.B2:.B260])" office:value-type="float" office:value="456.285714285714" calcext:value-type="float">
            <text:p>456.285714285714</text:p>
          </table:table-cell>
          <table:table-cell table:formula="of:=AVERAGE([.C2:.C260])" office:value-type="float" office:value="33.4920634920635" calcext:value-type="float">
            <text:p>33.4920634920635</text:p>
          </table:table-cell>
          <table:table-cell table:formula="of:=AVERAGE([.D2:.D260])" office:value-type="float" office:value="34.031746031746" calcext:value-type="float">
            <text:p>34.031746031746</text:p>
          </table:table-cell>
          <table:table-cell table:formula="of:=AVERAGE([.E2:.E260])" office:value-type="string" office:string-value="" calcext:value-type="error">
            <text:p>#DIV/0!</text:p>
          </table:table-cell>
          <table:table-cell table:formula="of:=AVERAGE([.F2:.F260])" office:value-type="float" office:value="348.342105263158" calcext:value-type="float">
            <text:p>348.342105263158</text:p>
          </table:table-cell>
          <table:table-cell table:formula="of:=AVERAGE([.G2:.G260])" office:value-type="float" office:value="309.232456140351" calcext:value-type="float">
            <text:p>309.232456140351</text:p>
          </table:table-cell>
          <table:table-cell table:formula="of:=AVERAGE([.H2:.H260])" office:value-type="string" office:string-value="" calcext:value-type="error">
            <text:p>#DIV/0!</text:p>
          </table:table-cell>
          <table:table-cell table:formula="of:=AVERAGE([.I2:.I260])" office:value-type="string" office:string-value="" calcext:value-type="error">
            <text:p>#DIV/0!</text:p>
          </table:table-cell>
        </table:table-row>
        <table:table-row table:style-name="ro1">
          <table:table-cell table:formula="of:=STDEV([.A2:.A260])" office:value-type="float" office:value="32.8726422315734" calcext:value-type="float">
            <text:p>32.8726422315734</text:p>
          </table:table-cell>
          <table:table-cell table:formula="of:=STDEV([.B2:.B260])" office:value-type="float" office:value="295.771850956752" calcext:value-type="float">
            <text:p>295.771850956752</text:p>
          </table:table-cell>
          <table:table-cell table:formula="of:=STDEV([.C2:.C260])" office:value-type="float" office:value="12.4860002656674" calcext:value-type="float">
            <text:p>12.4860002656674</text:p>
          </table:table-cell>
          <table:table-cell table:formula="of:=STDEV([.D2:.D260])" office:value-type="float" office:value="13.7561996707654" calcext:value-type="float">
            <text:p>13.7561996707654</text:p>
          </table:table-cell>
          <table:table-cell table:formula="of:=STDEV([.E2:.E260])" office:value-type="string" office:string-value="" calcext:value-type="error">
            <text:p>#DIV/0!</text:p>
          </table:table-cell>
          <table:table-cell table:formula="of:=STDEV([.F2:.F260])" office:value-type="float" office:value="92.5232514124747" calcext:value-type="float">
            <text:p>92.5232514124747</text:p>
          </table:table-cell>
          <table:table-cell table:formula="of:=STDEV([.G2:.G260])" office:value-type="float" office:value="85.9712758050287" calcext:value-type="float">
            <text:p>85.9712758050287</text:p>
          </table:table-cell>
          <table:table-cell table:formula="of:=STDEV([.H2:.H260])" office:value-type="string" office:string-value="" calcext:value-type="error">
            <text:p>#DIV/0!</text:p>
          </table:table-cell>
          <table:table-cell table:formula="of:=STDEV([.I2:.I26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G2:Sheet1.G2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5:46:54.73462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2:21:37.129767413</meta:creation-date>
    <dc:date>2018-05-17T16:02:56.790607706</dc:date>
    <meta:editing-duration>PT48M32S</meta:editing-duration>
    <meta:editing-cycles>3</meta:editing-cycles>
    <meta:generator>LibreOffice/5.4.6.2$Linux_X86_64 LibreOffice_project/40m0$Build-2</meta:generator>
    <meta:document-statistic meta:table-count="1" meta:cell-count="1379" meta:object-count="0"/>
  </office:meta>
</office:document-meta>
</file>